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7.2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3"/>
        <table:table-column table:style-name="co7" table:number-columns-repeated="2" table:default-cell-style-name="ce3"/>
        <table:table-column table:style-name="co5" table:number-columns-repeated="1016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Walla Wall Blue Devil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quarter</text:p>
          </table:table-cell>
          <table:table-cell table:style-name="ce6" office:value-type="string" calcext:value-type="string">
            <text:p>minutesRemaining</text:p>
          </table:table-cell>
          <table:table-cell table:style-name="ce6" office:value-type="string" calcext:value-type="string">
            <text:p>secondsRemaining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pponentScore</text:p>
          </table:table-cell>
          <table:table-cell table:style-name="ce4" office:value-type="string" calcext:value-type="string">
            <text:p>opponentName</text:p>
          </table:table-cell>
          <table:table-cell table:style-name="ce4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en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cCarth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ren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rov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rov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Grov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ren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Huntingt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rov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McCarth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Thack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Billings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Newbur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Newbur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Newburn</text:p>
          </table:table-cell>
          <table:table-cell table:number-columns-repeated="101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08:11:27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8:11:51.905000000</dc:date>
    <meta:editing-cycles>12</meta:editing-cycles>
    <meta:editing-duration>PT29M11S</meta:editing-duration>
    <meta:document-statistic meta:table-count="3" meta:cell-count="383" meta:object-count="0"/>
    <meta:user-defined meta:name="Info 1"/>
    <meta:user-defined meta:name="Info 2"/>
    <meta:user-defined meta:name="Info 3"/>
    <meta:user-defined meta:name="Info 4"/>
  </office:meta>
</office:document-meta>
</file>